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2C0000012C62BEFC411586339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" svg:font-family="Cour" style:font-adornments="Normal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P2" style:family="paragraph" style:parent-style-name="Text_20_body">
      <style:text-properties officeooo:rsid="0029050a" officeooo:paragraph-rsid="0029050a"/>
    </style:style>
    <style:style style:name="P3" style:family="paragraph" style:parent-style-name="Text_20_body">
      <style:text-properties officeooo:paragraph-rsid="0029050a"/>
    </style:style>
    <style:style style:name="P4" style:family="paragraph" style:parent-style-name="Text_20_body">
      <style:text-properties officeooo:paragraph-rsid="002a5517"/>
    </style:style>
    <style:style style:name="P5" style:family="paragraph" style:parent-style-name="Text_20_body">
      <style:text-properties officeooo:rsid="002a5517" officeooo:paragraph-rsid="002a5517"/>
    </style:style>
    <style:style style:name="P6" style:family="paragraph" style:parent-style-name="Text_20_body">
      <style:text-properties style:font-name="Sans-serif" officeooo:rsid="002ba2f9" officeooo:paragraph-rsid="002ba2f9"/>
    </style:style>
    <style:style style:name="P7" style:family="paragraph" style:parent-style-name="Text_20_body">
      <style:text-properties style:font-name="Sans-serif" officeooo:paragraph-rsid="002c1773"/>
    </style:style>
    <style:style style:name="P8" style:family="paragraph" style:parent-style-name="Text_20_body">
      <style:text-properties style:font-name="Sans-serif" officeooo:rsid="002dd77d" officeooo:paragraph-rsid="002dd77d"/>
    </style:style>
    <style:style style:name="P9" style:family="paragraph" style:parent-style-name="Text_20_body">
      <style:text-properties style:font-name="Sans-serif" officeooo:paragraph-rsid="002e9016"/>
    </style:style>
    <style:style style:name="P10" style:family="paragraph" style:parent-style-name="Text_20_body">
      <style:text-properties officeooo:paragraph-rsid="002ee9ed"/>
    </style:style>
    <style:style style:name="P11" style:family="paragraph" style:parent-style-name="Text_20_body">
      <style:text-properties officeooo:paragraph-rsid="0031bb00"/>
    </style:style>
    <style:style style:name="P12" style:family="paragraph" style:parent-style-name="Text_20_body">
      <style:text-properties officeooo:paragraph-rsid="00308457"/>
    </style:style>
    <style:style style:name="P13" style:family="paragraph" style:parent-style-name="Text_20_body">
      <style:text-properties officeooo:paragraph-rsid="00331584"/>
    </style:style>
    <style:style style:name="P14" style:family="paragraph" style:parent-style-name="Text_20_body">
      <style:paragraph-properties fo:break-before="page"/>
      <style:text-properties style:font-name="Sans-serif" officeooo:rsid="002dd77d" officeooo:paragraph-rsid="002dd77d"/>
    </style:style>
    <style:style style:name="P15" style:family="paragraph" style:parent-style-name="Heading_20_1">
      <style:text-properties officeooo:paragraph-rsid="0029050a"/>
    </style:style>
    <style:style style:name="P16" style:family="paragraph" style:parent-style-name="Heading_20_1">
      <style:text-properties officeooo:paragraph-rsid="002e9016"/>
    </style:style>
    <style:style style:name="P17" style:family="paragraph" style:parent-style-name="Heading_20_1">
      <style:paragraph-properties fo:break-before="page"/>
      <style:text-properties officeooo:paragraph-rsid="002f8ce8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terminal">
      <style:text-properties officeooo:paragraph-rsid="002ba2f9"/>
    </style:style>
    <style:style style:name="P20" style:family="paragraph" style:parent-style-name="terminal">
      <style:text-properties officeooo:paragraph-rsid="002ba2f9" fo:background-color="#fff200"/>
    </style:style>
    <style:style style:name="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fo:color="#ed1c24" style:text-underline-style="solid" style:text-underline-width="auto" style:text-underline-color="font-color" fo:font-weight="bold" officeooo:rsid="002881f1" style:font-weight-asian="bold" style:font-weight-complex="bold"/>
    </style:style>
    <style:style style:name="T3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T5" style:family="text">
      <style:text-properties officeooo:rsid="001c9243"/>
    </style:style>
    <style:style style:name="T6" style:family="text">
      <style:text-properties officeooo:rsid="0029050a"/>
    </style:style>
    <style:style style:name="T7" style:family="text">
      <style:text-properties style:font-name="sans-serif"/>
    </style:style>
    <style:style style:name="T8" style:family="text">
      <style:text-properties style:font-name="sans-serif" fo:font-size="17.25pt"/>
    </style:style>
    <style:style style:name="T9" style:family="text">
      <style:text-properties style:font-name="sans-serif" fo:font-size="17.25pt" style:font-size-asian="12pt" style:font-size-complex="12pt"/>
    </style:style>
    <style:style style:name="T10" style:family="text">
      <style:text-properties style:font-name="sans-serif" fo:font-size="12pt"/>
    </style:style>
    <style:style style:name="T11" style:family="text">
      <style:text-properties style:font-name="sans-serif" fo:font-size="12pt" style:font-size-asian="12pt" style:font-size-complex="12pt"/>
    </style:style>
    <style:style style:name="T12" style:family="text">
      <style:text-properties style:font-name="sans-serif" fo:font-size="12pt" style:font-size-asian="10.5pt" style:font-size-complex="12pt"/>
    </style:style>
    <style:style style:name="T13" style:family="text">
      <style:text-properties style:font-name="sans-serif" fo:font-size="12pt" officeooo:rsid="0029050a" style:font-size-asian="10.5pt" style:font-size-complex="12pt"/>
    </style:style>
    <style:style style:name="T14" style:family="text">
      <style:text-properties style:font-name="sans-serif" fo:font-size="12pt" officeooo:rsid="002a5517" style:font-size-asian="10.5pt" style:font-size-complex="12pt"/>
    </style:style>
    <style:style style:name="T15" style:family="text">
      <style:text-properties style:font-name="sans-serif" fo:font-size="12pt" officeooo:rsid="002ba2f9" style:font-size-asian="10.5pt" style:font-size-complex="12pt"/>
    </style:style>
    <style:style style:name="T16" style:family="text">
      <style:text-properties style:font-name="sans-serif" fo:font-size="12pt" officeooo:rsid="002e9016" style:font-size-asian="10.5pt" style:font-size-complex="12pt"/>
    </style:style>
    <style:style style:name="T17" style:family="text">
      <style:text-properties style:font-name="sans-serif" fo:font-size="12pt" officeooo:rsid="002f8ce8" style:font-size-asian="10.5pt" style:font-size-complex="12pt"/>
    </style:style>
    <style:style style:name="T18" style:family="text">
      <style:text-properties style:font-name="sans-serif" fo:font-size="12pt" officeooo:rsid="0031bb00" style:font-size-asian="10.5pt" style:font-size-complex="12pt"/>
    </style:style>
    <style:style style:name="T19" style:family="text">
      <style:text-properties style:font-name="sans-serif" fo:font-size="12pt" officeooo:rsid="00331584" style:font-size-asian="10.5pt" style:font-size-complex="12pt"/>
    </style:style>
    <style:style style:name="T20" style:family="text">
      <style:text-properties style:font-name="sans-serif" fo:font-size="12pt" officeooo:rsid="00308457" style:font-size-asian="10.5pt" style:font-size-complex="12pt"/>
    </style:style>
    <style:style style:name="T21" style:family="text">
      <style:text-properties officeooo:rsid="002c1773"/>
    </style:style>
    <style:style style:name="T22" style:family="text">
      <style:text-properties style:font-name="monospace" fo:font-size="12pt"/>
    </style:style>
    <style:style style:name="T23" style:family="text">
      <style:text-properties style:font-name="monospace" fo:font-size="12pt" officeooo:rsid="002dd77d"/>
    </style:style>
    <style:style style:name="T24" style:family="text">
      <style:text-properties style:font-name="monospace" fo:font-size="12pt" officeooo:rsid="002e9016"/>
    </style:style>
    <style:style style:name="T25" style:family="text">
      <style:text-properties style:font-name="monospace" fo:font-size="12pt" style:font-size-asian="10.5pt" style:font-size-complex="12pt"/>
    </style:style>
    <style:style style:name="T26" style:family="text">
      <style:text-properties officeooo:rsid="002e9016"/>
    </style:style>
    <style:style style:name="T27" style:family="text">
      <style:text-properties officeooo:rsid="002f8c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8"><text:a xlink:type="simple" xlink:href="#__RefHeading___Toc51_2380909802">1) Que font ces oneliners ou ces scripts BASH ? écrivez ce quevous pensez voir en sortie de la commande ou du script bash<text:tab/>1</text:a></text:p>
          <text:p text:style-name="P18"><text:a xlink:type="simple" xlink:href="#__RefHeading___Toc113_2380909802">2) Explorons $* et $@ : quels résultats donnent les scripts sui-vants ?<text:tab/>2</text:a></text:p>
        </text:index-body>
      </text:table-of-content>
      <text:h text:style-name="P15" text:outline-level="1"><text:bookmark-start text:name="__RefHeading___Toc51_2380909802"/><text:span text:style-name="T6">1) </text:span><text:span text:style-name="T8">Que font ces oneliners ou ces scripts BASH ? écrivez ce quevous pensez voir en sortie de la commande ou du script bash</text:span><text:bookmark-end text:name="__RefHeading___Toc51_2380909802"/></text:h>
      <text:p text:style-name="P2"><text:span text:style-name="T11">1)</text:span><text:span text:style-name="T9"> </text:span><text:span text:style-name="T12">Cette commande nous permet d’afficher la date actuelle.</text:span></text:p>
      <text:p text:style-name="P3"><text:span text:style-name="T13">2) La commande </text:span><text:span text:style-name="T12">cat /etc/passwd |wc -l </text:span><text:span text:style-name="T13">permet d’afficher les lignes du fichier passwd.</text:span></text:p>
      <text:p text:style-name="P5"><text:span text:style-name="T13">J</text:span><text:span text:style-name="T12">e fais un man de la commande wc et je lis ce que me dis le -l</text:span></text:p>
      <text:p text:style-name="terminal">-l, --lines</text:p>
      <text:p text:style-name="terminal"><text:s text:c="14"/>print the newline counts</text:p>
      <text:p text:style-name="P4"><text:span text:style-name="T13">3) </text:span><text:span text:style-name="T12">La commande find va chercher dans la directory /var/log des fichiers (-type f) </text:span><text:span text:style-name="T14">et </text:span><text:span text:style-name="T12">exécute la command</text:span><text:span text:style-name="T14">e</text:span><text:span text:style-name="T12"> ls -alh sur chaque fichier renvoyé par find.</text:span></text:p>
      <text:p text:style-name="P4"><text:span text:style-name="T14">4) L’alias de cette commande permet de faire un changement de dossier en direction de </text:span><text:span text:style-name="T12">/Users /pouchou /ownCloud /cours iut 2 /cours iut /latex /inc /scripts. </text:span><text:span text:style-name="T14">La présence des backslash veut dire que c’est un espace.</text:span></text:p>
      <text:p text:style-name="Text_20_body"><text:span text:style-name="T14">5) </text:span><text:span text:style-name="T15">La commande suivante permet de faire une distributivité.</text:span></text:p>
      <text:p text:style-name="P20"><text:span text:style-name="T15">echo 111-{aa,bb,cc}+{xx,yy,zz}-222</text:span></text:p>
      <text:p text:style-name="P19"><text:span text:style-name="T15">111-aa+xx-222 111-aa+yy-222 111-aa+zz-222 111-bb+xx-222 111-bb+yy-222 111-bb+zz-222 111-cc+xx-222 111-cc+yy-222 111-cc+zz-222</text:span></text:p>
      <text:p text:style-name="P6">6) Le fait de mettre un guillemet sur la variable permet d’exécuter tout ce qu’il y a dans la variable <text:span text:style-name="T21">MESSAGE. Les espaces présents dans les guillemets est considéré comme une fin de commande et est donc divisé en deux parties</text:span></text:p>
      <text:p text:style-name="P7"><text:span text:style-name="T21">7) </text:span><text:span text:style-name="T22">cp dirname-et-basename.sh{,.bak}</text:span></text:p>
      <text:p text:style-name="P8"><text:span text:style-name="T22">Cette commande raccourci permet de faire une copie d’un fichier dans le même endroit mais avec un .bak</text:span></text:p>
      <text:p text:style-name="P14"><text:span text:style-name="T22">8) En faisant la commande ps -ef je vois que le PID de mon bash est 5706. Quand je fais la commande echo $$ je vois que le PID ressorti est le même que celui de mon bash. J’en déduis donc que la commande kill -9 -$$ tue le bash.</text:span></text:p>
      <text:p text:style-name="Text_20_body"/>
      <text:p text:style-name="terminal"><text:span text:style-name="T23">9</text:span><text:span text:style-name="T24">) </text:span><text:span text:style-name="T23">ping -c1 localhost &amp;&amp; { echo succes;} || { echo pasglop; }</text:span></text:p>
      <text:p text:style-name="P9"><text:span text:style-name="T22">Si le ping fonctionne alors faire echo succès sinon faire echo pasglop</text:span></text:p>
      <text:h text:style-name="P16" text:outline-level="1"><text:bookmark-start text:name="__RefHeading___Toc113_2380909802"/><text:span text:style-name="T26">2) </text:span><text:span text:style-name="T8">Explorons $* et $@ : quels résultats donnent les scripts sui-vants ?</text:span><text:bookmark-end text:name="__RefHeading___Toc113_2380909802"/></text:h>
      <text:p text:style-name="P10"><text:span text:style-name="T16">1) </text:span><text:span text:style-name="T10">./loopargs1.sh un deux trois quatre </text:span><text:span text:style-name="T22">un</text:span></text:p>
      <text:p text:style-name="P10"><text:span text:style-name="T22">deux</text:span></text:p>
      <text:p text:style-name="P10"><text:span text:style-name="T22">trois</text:span></text:p>
      <text:p text:style-name="P10"><text:span text:style-name="T22">quatre</text:span></text:p>
      <text:p text:style-name="P10"><text:span text:style-name="T22"/></text:p>
      <text:p text:style-name="P10"><text:span text:style-name="T22">un</text:span></text:p>
      <text:p text:style-name="P10"><text:span text:style-name="T22">deux</text:span></text:p>
      <text:p text:style-name="P10"><text:span text:style-name="T22">trois</text:span></text:p>
      <text:p text:style-name="P10"><text:span text:style-name="T22">quatre</text:span></text:p>
      <text:p text:style-name="P10"><text:span text:style-name="T22"/></text:p>
      <text:p text:style-name="P10"><text:span text:style-name="T22">un deux trois quatre</text:span></text:p>
      <text:p text:style-name="P10"><text:span text:style-name="T22"/></text:p>
      <text:p text:style-name="P10"><text:span text:style-name="T22">un</text:span></text:p>
      <text:p text:style-name="P10"><text:span text:style-name="T22">deux</text:span></text:p>
      <text:p text:style-name="P10"><text:span text:style-name="T22">trois</text:span></text:p>
      <text:p text:style-name="P10"><text:span text:style-name="T22">quatre</text:span></text:p>
      <text:p text:style-name="P10"><text:span text:style-name="T22"/></text:p>
      <text:h text:style-name="P17" text:outline-level="1"><text:span text:style-name="T27">3) S</text:span><text:span text:style-name="T8">olutions pour lire un fichier</text:span></text:h>
      <text:p text:style-name="P11"><text:span text:style-name="T17">1) </text:span><text:span text:style-name="T18">a)</text:span></text:p>
      <text:p text:style-name="P11"><text:span text:style-name="T17"><text:s/></text:span><text:span text:style-name="T10">"$IFS pour “Internal Field Separator” est une variable spéciale du shell défi-nissant le “séparateur par défaut”, c’est à dire le(s) caractère(s) utilisé(s) pour délimiterles mots dans une chaîne de caractères. Par défaut, ce séparateur est initialisé à “&lt;es-pace&gt;&lt;tabulation&gt;&lt;nouvelle ligne&gt;” (et peut être affiché via la commande echo "$IFS" |cat -vte)."</text:span></text:p>
      <text:p text:style-name="P11"><text:span text:style-name="T17">b</text:span><text:span text:style-name="T18">) </text:span><text:span text:style-name="T12">Il permet de lister les lignes d’un fichier </text:span><text:span text:style-name="T19">(ici line)</text:span><text:span text:style-name="T12">. La variable $1 est le premier argumentdu script. Si on oublie le paramètre et donc que $1 n’est pas affectée on lit /dev/null enentrée.</text:span></text:p>
      <text:p text:style-name="P12"><text:span text:style-name="T17">2</text:span><text:span text:style-name="T20">) </text:span><text:span text:style-name="T19">i</text:span><text:span text:style-name="T12">l liste les champs de /etc/passwd</text:span></text:p>
      <text:p text:style-name="P13"><text:span text:style-name="T20">3</text:span><text:span text:style-name="T19">) </text:span><text:span text:style-name="T12">Il permet de lister les comptes et produit cette sortie :</text:span><text:span text:style-name="T25">Mailman List Server login &gt; _mailman (home : /var/empty, shell :</text:span></text:p>
      <text:p text:style-name="P13"><text:span text:style-name="T25">/usr/bin/false)Application Server &gt; login _appserver (home : /var/empty, shell : /usr/bin/false)ClamAV Daemon &gt; login _clamav (home : /var/virusmails, shell : /usr/bin/false)AMaViS Daemon &gt; login _amavisd (home : /var/virusmails, shell : /usr/bin/false)</text:span></text:p>
      <text:p text:style-name="P13"><text:span text:style-name="T19">4) </text:span><text:span text:style-name="T12">debug de scripts ce n’est n’est pas vraiment un debugger ce qui n’est pas le point fort de Bash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" svg:font-family="Cour" style:font-adornments="Normal"/>
    <style:font-face style:name="monospace" svg:font-family="monospace"/>
    <style:font-face style:name="sans-serif" svg:font-family="sans-serif"/>
    <style:font-face style:name="Arial1" svg:font-family="Arial" style:font-family-generic="swiss"/>
    <style:font-face style:name="Sans-serif" svg:font-family="Sans-serif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rminal" style:family="paragraph" style:parent-style-name="Text_20_body">
      <loext:graphic-properties draw:fill="solid" draw:fill-color="#000000"/>
      <style:paragraph-properties fo:background-color="#000000"/>
      <style:text-properties style:font-name="Cour" fo:font-family="Cour" style:font-style-name="Normal" fo:font-size="10pt" officeooo:rsid="0029050a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6pt" officeooo:rsid="001c9243" officeooo:paragraph-rsid="001c9243" style:font-size-asian="16pt" style:font-size-complex="16pt"/>
    </style:style>
    <style:style style:name="MT1" style:family="text">
      <style:text-properties fo:color="#ed1c24" style:text-underline-style="solid" style:text-underline-width="auto" style:text-underline-color="font-color" fo:font-weight="bold" style:font-weight-asian="bold" style:font-weight-complex="bold"/>
    </style:style>
    <style:style style:name="MT2" style:family="text">
      <style:text-properties fo:color="#ed1c24" style:text-underline-style="solid" style:text-underline-width="auto" style:text-underline-color="font-color" fo:font-weight="bold" officeooo:rsid="002881f1" style:font-weight-asian="bold" style:font-weight-complex="bold"/>
    </style:style>
    <style:style style:name="MT3" style:family="text">
      <style:text-properties fo:color="#ed1c24" fo:font-style="normal" style:text-underline-style="none" fo:font-weight="normal" style:font-style-asian="normal" style:font-weight-asian="normal" style:font-style-complex="normal" style:font-weight-complex="normal"/>
    </style:style>
    <style:style style:name="MT4" style:family="text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MT5" style:family="text">
      <style:text-properties officeooo:rsid="001c924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MP1">LAFORGE<text:tab/><text:span text:style-name="MT1">M</text:span><text:span text:style-name="MT2">3206</text:span><text:span text:style-name="MT1"> T</text:span><text:span text:style-name="MT2">D1</text:span><text:span text:style-name="MT3"><text:tab/></text:span><text:span text:style-name="MT4">RT1</text:span></text:p>
        <text:p text:style-name="MP1"><draw:frame draw:style-name="Mfr1" draw:name="Image1" text:anchor-type="paragraph" svg:x="15.808cm" svg:y="24.232cm" svg:width="1.702cm" svg:height="1.702cm" draw:z-index="2"><draw:image xlink:href="Pictures/100000000000012C0000012C62BEFC411586339F.jpg" xlink:type="simple" xlink:show="embed" xlink:actuate="onLoad" loext:mime-type="image/jpeg"/></draw:frame>Samuel</text:p>
      </style:header>
      <style:footer>
        <text:p text:style-name="Footer"><text:date style:data-style-name="N37" text:date-value="2019-09-06T11:05:13.850063737">06/09/19</text:date><text:tab/><text:span text:style-name="MT5">Page </text:span><text:span text:style-name="MT5"><text:page-number text:select-page="current">1</text:page-number></text:span><text:span text:style-name="MT5">/</text:span><text:span text:style-name="MT5"><text:page-count>3</text:page-count></text:span><text:span text:style-name="MT5"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9T20:14:11.997000000</meta:creation-date>
    <dc:date>2019-09-06T11:05:13.745386013</dc:date>
    <meta:editing-duration>PT2H9M54S</meta:editing-duration>
    <meta:editing-cycles>13</meta:editing-cycles>
    <meta:generator>LibreOffice/6.0.7.3$Linux_X86_64 LibreOffice_project/00m0$Build-3</meta:generator>
    <meta:document-statistic meta:table-count="0" meta:image-count="1" meta:object-count="0" meta:page-count="3" meta:paragraph-count="45" meta:word-count="548" meta:character-count="3220" meta:non-whitespace-character-count="2702"/>
  </office:meta>
</office:document-meta>
</file>